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20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9"/>
      <text:p text:style-name="P5">Относительная погрешность измерения:</text:p>
      <text:p text:style-name="P7">БДКГ-2<text:span text:style-name="T13">3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1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Гр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Гр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Гр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Гр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Гр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Гр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Гр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Гр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Гр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Гр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Гр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Гр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3">7 мкГр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Гр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Гр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7,0 мГр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0 мГр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1">0,7</text:span> Гр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7 Гр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Гр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Гр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Гр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Гр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Гр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Гр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Гр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Гр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Гр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Гр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Гр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Гр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Гр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Гр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Гр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Гр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Гр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Гр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Гр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Гр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Гр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Гр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Гр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Гр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Гр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Гр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Гр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Гр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Гр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Гр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Гр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Гр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Гр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Гр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Гр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Гр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Гр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Гр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Гр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Гр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Гр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Гр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Гр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Гр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Гр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Гр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Гр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Гр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Гр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Гр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Гр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Гр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Гр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Гр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Гр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Гр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Гр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Гр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Гр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Гр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Гр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Гр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Гр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Гр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Гр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Гр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Гр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Гр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Гр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Гр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Гр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39:30.60</dc:date>
    <meta:print-date>2019-04-03T15:18:00</meta:print-date>
    <meta:editing-cycles>122</meta:editing-cycles>
    <meta:editing-duration>PT9H36M34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567"/>
  </office:meta>
</office:document-meta>
</file>